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bdb9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" style:family="paragraph" style:parent-style-name="Standard">
      <style:text-properties officeooo:rsid="03529f02" officeooo:paragraph-rsid="038c8d3a"/>
    </style:style>
    <style:style style:name="P7" style:family="paragraph" style:parent-style-name="Standard">
      <style:text-properties officeooo:rsid="03529f02" officeooo:paragraph-rsid="024b9c8f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9" style:family="paragraph" style:parent-style-name="Standard">
      <style:text-properties officeooo:rsid="03529f02" officeooo:paragraph-rsid="035f80d2"/>
    </style:style>
    <style:style style:name="P10" style:family="paragraph" style:parent-style-name="Text_20_body">
      <style:text-properties officeooo:paragraph-rsid="03973d6a"/>
    </style:style>
    <style:style style:name="T1" style:family="text">
      <style:text-properties officeooo:rsid="03bd0299"/>
    </style:style>
    <style:style style:name="T2" style:family="text">
      <style:text-properties officeooo:rsid="03fd87a9"/>
    </style:style>
    <style:style style:name="T3" style:family="text">
      <style:text-properties officeooo:rsid="03e597cd"/>
    </style:style>
    <style:style style:name="T4" style:family="text">
      <style:text-properties officeooo:rsid="040952be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40952be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9</text:span> Editors - <text:s/>Geometry Nodes Editor - Header - Add Menu - Input<text:span text:style-name="T3"> - </text:span><text:span text:style-name="T4">Group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Group<text:tab/>2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Group<text:tab/>1</text:a></text:p>
        </text:index-body>
      </text:table-of-content>
      <text:p text:style-name="P6"/>
      <text:p text:style-name="P7"/>
      <text:p text:style-name="P7"/>
      <text:p text:style-name="P7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" text:outline-level="1"><text:bookmark-start text:name="__RefHeading___Toc1324_2343488134"/><text:span text:style-name="T6">A</text:span><text:span text:style-name="T7">dd</text:span><text:span text:style-name="T8"> menu - </text:span><text:span text:style-name="T9">Input</text:span><text:span text:style-name="T10"> - </text:span><text:span text:style-name="T11">Group</text:span><text:bookmark-end text:name="__RefHeading___Toc1324_2343488134"/></text:h>
          </table:table-cell>
        </table:table-row>
      </table:table>
      <text:p text:style-name="P9"/>
      <text:p text:style-name="P10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fd87a9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style style:name="MT7" style:family="text">
      <style:text-properties fo:font-size="10pt" officeooo:rsid="040952b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9</text:span><text:span text:style-name="MT3"> Editors - Geometry Nodes Editor - Header - Add Menu - Input</text:span><text:span text:style-name="MT6"> - </text:span><text:span text:style-name="MT7">Group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5H7M45S</meta:editing-duration>
    <meta:editing-cycles>894</meta:editing-cycles>
    <meta:generator>LibreOffice/25.2.5.2$Windows_X86_64 LibreOffice_project/03d19516eb2e1dd5d4ccd751a0d6f35f35e08022</meta:generator>
    <dc:date>2025-10-08T18:11:23.228621900</dc:date>
    <meta:document-statistic meta:table-count="3" meta:image-count="1" meta:object-count="0" meta:page-count="1" meta:paragraph-count="11" meta:word-count="77" meta:character-count="381" meta:non-whitespace-character-count="312"/>
    <meta:template xlink:type="simple" xlink:actuate="onRequest" xlink:title="standard1cm" xlink:href="../../../AppData/Roaming/LibreOffice/4/user/template/standard1cm.ott" meta:date="2016-03-29T10:15:31.334000000"/>
  </office:meta>
</office:document-meta>
</file>